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ing_20_3">
      <style:text-properties officeooo:paragraph-rsid="0002474a"/>
    </style:style>
    <style:style style:name="P2" style:family="paragraph" style:parent-style-name="Heading_20_3">
      <style:text-properties officeooo:rsid="0002474a" officeooo:paragraph-rsid="0002474a"/>
    </style:style>
    <style:style style:name="P3" style:family="paragraph" style:parent-style-name="Standard">
      <style:text-properties officeooo:paragraph-rsid="0002474a"/>
    </style:style>
    <style:style style:name="P4" style:family="paragraph" style:parent-style-name="Standard">
      <style:text-properties officeooo:paragraph-rsid="0003bb5d"/>
    </style:style>
    <style:style style:name="P5" style:family="paragraph" style:parent-style-name="Standard">
      <style:text-properties officeooo:paragraph-rsid="00049e9d"/>
    </style:style>
    <style:style style:name="P6" style:family="paragraph" style:parent-style-name="Standard">
      <style:text-properties style:text-underline-style="solid" style:text-underline-width="auto" style:text-underline-color="font-color" fo:font-weight="bold" officeooo:paragraph-rsid="00058bc4" style:font-weight-asian="bold" style:font-weight-complex="bold"/>
    </style:style>
    <style:style style:name="P7" style:family="paragraph" style:parent-style-name="Standard">
      <style:text-properties officeooo:rsid="0002474a" officeooo:paragraph-rsid="0002474a"/>
    </style:style>
    <style:style style:name="P8" style:family="paragraph" style:parent-style-name="Standard">
      <style:text-properties officeooo:rsid="0003bb5d" officeooo:paragraph-rsid="0003bb5d"/>
    </style:style>
    <style:style style:name="P9" style:family="paragraph" style:parent-style-name="Standard">
      <style:text-properties fo:font-weight="normal" officeooo:rsid="0003bb5d" officeooo:paragraph-rsid="0003bb5d" style:font-weight-asian="normal" style:font-weight-complex="normal"/>
    </style:style>
    <style:style style:name="P10" style:family="paragraph" style:parent-style-name="Standard">
      <style:text-properties style:font-name="DejaVu Sans Mono" fo:font-weight="normal" officeooo:rsid="0003bb5d" officeooo:paragraph-rsid="0003bb5d" style:font-weight-asian="normal" style:font-weight-complex="normal"/>
    </style:style>
    <style:style style:name="P11" style:family="paragraph" style:parent-style-name="Standard">
      <style:text-properties officeooo:rsid="00049e9d" officeooo:paragraph-rsid="00049e9d"/>
    </style:style>
    <style:style style:name="P12" style:family="paragraph" style:parent-style-name="Standard">
      <style:text-properties fo:font-style="normal" officeooo:rsid="00049e9d" officeooo:paragraph-rsid="00049e9d" style:font-style-asian="normal" style:font-style-complex="normal"/>
    </style:style>
    <style:style style:name="P13" style:family="paragraph" style:parent-style-name="Standard">
      <style:text-properties fo:font-style="normal" style:text-underline-style="none" fo:font-weight="normal" officeooo:rsid="00058bc4" officeooo:paragraph-rsid="00058bc4" style:font-style-asian="normal" style:font-weight-asian="normal" style:font-style-complex="normal" style:font-weight-complex="normal"/>
    </style:style>
    <style:style style:name="P14" style:family="paragraph" style:parent-style-name="Standard">
      <style:text-properties style:font-name="Liberation Serif" fo:font-style="normal" style:text-underline-style="none" fo:font-weight="normal" officeooo:rsid="00058bc4" officeooo:paragraph-rsid="00058bc4" style:font-style-asian="normal" style:font-weight-asian="normal" style:font-style-complex="normal" style:font-weight-complex="normal"/>
    </style:style>
    <style:style style:name="P15" style:family="paragraph" style:parent-style-name="Text_20_body">
      <style:text-properties officeooo:paragraph-rsid="0002474a"/>
    </style:style>
    <style:style style:name="P16" style:family="paragraph" style:parent-style-name="Text_20_body">
      <style:text-properties officeooo:paragraph-rsid="0008fc0e"/>
    </style:style>
    <style:style style:name="P17" style:family="paragraph" style:parent-style-name="Heading_20_4">
      <style:text-properties fo:font-weight="normal" officeooo:rsid="0002474a" style:font-weight-asian="normal" style:font-weight-complex="normal"/>
    </style:style>
    <style:style style:name="P18" style:family="paragraph" style:parent-style-name="Heading_20_4">
      <style:text-properties fo:font-style="italic" style:text-underline-style="none" fo:font-weight="normal" officeooo:rsid="00058bc4" style:font-style-asian="italic" style:font-weight-asian="normal" style:font-style-complex="italic" style:font-weight-complex="normal"/>
    </style:style>
    <style:style style:name="P19" style:family="paragraph" style:parent-style-name="Text_20_body" style:list-style-name="L1"/>
    <style:style style:name="P20" style:family="paragraph" style:parent-style-name="Text_20_body" style:list-style-name="L1">
      <style:paragraph-properties fo:margin-top="0cm" fo:margin-bottom="0cm" style:contextual-spacing="false"/>
    </style:style>
    <style:style style:name="T1" style:family="text">
      <style:text-properties officeooo:rsid="0002474a"/>
    </style:style>
    <style:style style:name="T2" style:family="text">
      <style:text-properties fo:font-weight="normal" officeooo:rsid="0003bb5d" style:font-weight-asian="normal" style:font-weight-complex="normal"/>
    </style:style>
    <style:style style:name="T3" style:family="text">
      <style:text-properties fo:font-weight="normal" officeooo:rsid="00049e9d" style:font-weight-asian="normal" style:font-weight-complex="normal"/>
    </style:style>
    <style:style style:name="T4" style:family="text">
      <style:text-properties fo:font-style="italic" officeooo:rsid="0002474a" style:font-style-asian="italic" style:font-style-complex="italic"/>
    </style:style>
    <style:style style:name="T5" style:family="text">
      <style:text-properties fo:font-weight="bold" officeooo:rsid="0002474a" style:font-weight-asian="bold" style:font-weight-complex="bold"/>
    </style:style>
    <style:style style:name="T6" style:family="text">
      <style:text-properties fo:font-weight="bold" officeooo:rsid="0003bb5d" style:font-weight-asian="bold" style:font-weight-complex="bold"/>
    </style:style>
    <style:style style:name="T7" style:family="text">
      <style:text-properties fo:font-weight="bold" officeooo:rsid="00049e9d" style:font-weight-asian="bold" style:font-weight-complex="bold"/>
    </style:style>
    <style:style style:name="T8" style:family="text">
      <style:text-properties fo:font-style="normal" officeooo:rsid="0002474a" style:font-style-asian="normal" style:font-style-complex="normal"/>
    </style:style>
    <style:style style:name="T9" style:family="text">
      <style:text-properties fo:font-style="normal" officeooo:rsid="00049e9d" style:font-style-asian="normal" style:font-style-complex="normal"/>
    </style:style>
    <style:style style:name="T10" style:family="text">
      <style:text-properties fo:font-style="normal" style:text-underline-style="none" fo:font-weight="normal" officeooo:rsid="00058bc4" style:font-style-asian="normal" style:font-weight-asian="normal" style:font-style-complex="normal" style:font-weight-complex="normal"/>
    </style:style>
    <style:style style:name="T11" style:family="text">
      <style:text-properties fo:font-style="normal" style:text-underline-style="none" officeooo:rsid="00058bc4" style:font-style-asian="normal" style:font-style-complex="normal"/>
    </style:style>
    <style:style style:name="T12" style:family="text">
      <style:text-properties officeooo:rsid="0003bb5d"/>
    </style:style>
    <style:style style:name="T13" style:family="text">
      <style:text-properties style:font-name="DejaVu Sans Mono" officeooo:rsid="0003bb5d"/>
    </style:style>
    <style:style style:name="T14" style:family="text">
      <style:text-properties style:font-name="DejaVu Sans Mono" officeooo:rsid="00049e9d"/>
    </style:style>
    <style:style style:name="T15" style:family="text">
      <style:text-properties style:font-name="DejaVu Sans Mono" fo:font-style="italic" officeooo:rsid="00049e9d" style:font-style-asian="italic" style:font-style-complex="italic"/>
    </style:style>
    <style:style style:name="T16" style:family="text">
      <style:text-properties style:font-name="DejaVu Sans Mono" fo:font-style="normal" officeooo:rsid="00049e9d" style:font-style-asian="normal" style:font-style-complex="normal"/>
    </style:style>
    <style:style style:name="T17" style:family="text">
      <style:text-properties style:font-name="DejaVu Sans Mono" fo:font-style="normal" style:text-underline-style="none" fo:font-weight="normal" officeooo:rsid="00058bc4" style:font-style-asian="normal" style:font-weight-asian="normal" style:font-style-complex="normal" style:font-weight-complex="normal"/>
    </style:style>
    <style:style style:name="T18" style:family="text">
      <style:text-properties officeooo:rsid="00049e9d"/>
    </style:style>
    <style:style style:name="T19" style:family="text">
      <style:text-properties officeooo:rsid="00058bc4"/>
    </style:style>
    <style:style style:name="T20" style:family="text">
      <style:text-properties style:font-name="Liberation Serif" fo:font-style="normal" style:text-underline-style="none" fo:font-weight="normal" officeooo:rsid="00058bc4" style:font-style-asian="normal" style:font-weight-asian="normal" style:font-style-complex="normal" style:font-weight-complex="normal"/>
    </style:style>
    <style:style style:name="T21" style:family="text">
      <style:text-properties style:font-name="Liberation Serif" fo:font-style="normal" style:text-underline-style="none" fo:font-weight="normal" officeooo:rsid="0006b971" style:font-style-asian="normal" style:font-weight-asian="normal" style:font-style-complex="normal" style:font-weight-complex="normal"/>
    </style:style>
    <style:style style:name="T22" style:family="text">
      <style:text-properties style:font-name="Liberation Serif" officeooo:rsid="0008fc0e"/>
    </style:style>
    <style:style style:name="T23" style:family="text">
      <style:text-properties style:font-name="Liberation Serif" officeooo:rsid="000a4e14"/>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Now that we have our server assembled and our OS installed, we must make sure we can get inside!</text:p>
      <text:p text:style-name="Text_20_body">SSH is a protocol for secure communication between systems. It can be used for a wide variety of things, from executing commands on remote systems, to getting a remote terminal prompt on your local computer, to even running visual programs on a remote computer, but redirecting them to show up on your local computer's screen (X forwarding).</text:p>
      <text:p text:style-name="Text_20_body">For the purposes of this guide, we will want to set up SSH and get comfortable with using the terminal remotely. If you are running a headless server, this is going to be your best friend.</text:p>
      <text:h text:style-name="Heading_20_3" text:outline-level="3">3.7.1 - Install OpenSSH</text:h>
      <text:p text:style-name="Text_20_body">Chances are that our Ubuntu Server came with OpenSSH already installed (that's how important it is!), but in the off-chance it hasn't, fire up your trusty-dusty package manager and install it:</text:p>
      <text:p text:style-name="Text_20_body"><text:span text:style-name="Source_20_Text"># sudo apt-get install openssh-server</text:span> </text:p>
      <text:p text:style-name="Text_20_body">Most of the configuration for OpenSSH is stored in <text:span text:style-name="Source_20_Text">/etc/ssh/sshd_config</text:span>. This is your first stop for any additional configuration options, such as denying root login or allowing public-key authentication. We will cover these options in detail in chapter 3.13.</text:p>
      <text:p text:style-name="Text_20_body">The great thing about SSH is that (in most cases) it works right out of the box. First, make sure the server is running:</text:p>
      <text:p text:style-name="Text_20_body"><text:span text:style-name="Source_20_Text"># sudo service ssh restart</text:span> </text:p>
      <text:p text:style-name="Text_20_body">Next, on your local computer, make sure you have a valid SSH client. (This is the package <text:span text:style-name="Source_20_Text">openssh-client</text:span> on Ubuntu, or just <text:span text:style-name="Source_20_Text">openssh</text:span> on Arch.) To test your setup, use the following command with the correct information:</text:p>
      <text:p text:style-name="Text_20_body"><text:span text:style-name="Source_20_Text"># ssh username@ip-address</text:span> </text:p>
      <text:p text:style-name="Text_20_body">After this you will get a prompt asking for your password. Once you enter it, you should get a command prompt as if you were using the terminal on your server locally. Voila! Type "exit" when you want to get back to your local computer's command prompt.</text:p>
      <text:h text:style-name="P2" text:outline-level="3">3.7.2 – Securing SSH</text:h>
      <text:h text:style-name="P17" text:outline-level="4">No Root Logins!</text:h>
      <text:p text:style-name="P7">In its current state, your SSH is actually quite risky. Unless you laugh in the face of danger, you will want to take some steps to secure it. </text:p>
      <text:p text:style-name="P7"/>
      <text:p text:style-name="P3"><text:span text:style-name="T1">First, we will prevent root SSH logins to our server. This is a popular line of attack – people (scripts) hoping to find just that </text:span><text:span text:style-name="T4">one</text:span><text:span text:style-name="T1"> server that got lax and lazy with its configuration. We won't fall for that, obviously.</text:span></text:p>
      <text:p text:style-name="P7"/>
      <text:p text:style-name="P3"><text:span text:style-name="T1">Edit your </text:span><text:span text:style-name="Source_20_Text"><text:span text:style-name="T1">/etc/ssh/sshd_config</text:span></text:span><text:span text:style-name="T1"> file and change the following line:</text:span></text:p>
      <text:p text:style-name="P7"/>
      <text:p text:style-name="P15"><text:span text:style-name="Source_20_Text"><text:span text:style-name="T1">PermitRootLogin<text:tab/>No</text:span></text:span></text:p>
      <text:p text:style-name="P7">... then restart your SSH server. If you need to SSH into your server and change files/configurations that require root access, then you can SSH in as your normal user and use su/sudo, just like you would if you were working directly.</text:p>
      <text:h text:style-name="P17" text:outline-level="4"><text:soft-page-break/>SSH Key Setup</text:h>
      <text:p text:style-name="P7">What follows is completely optional but highly recommended. There is a way to set up a cryptographic key called an “SSH key” that will allow our computer to handle SSH connections without needing you to enter your password. There are two main reasons why people opt to use SSH keys:</text:p>
      <text:p text:style-name="P7"/>
      <text:p text:style-name="P3"><text:span text:style-name="T1">1. </text:span><text:span text:style-name="T5">Security</text:span><text:span text:style-name="T1"> - Even if you have what you might consider to be a “good” password, if somehow that password is guessed or compromised than there is a lot of potential risk. With an SSH key, you can actually turn off password logins, meaning that people remotely won't even get a </text:span><text:span text:style-name="T8">chance to </text:span><text:span text:style-name="T4">try</text:span><text:span text:style-name="T8"> to crack your password. If they don't have your SSH key, then they're out in the cold.</text:span></text:p>
      <text:p text:style-name="P3"><text:span text:style-name="T1">2. </text:span><text:span text:style-name="T5">Laziness</text:span><text:span text:style-name="T1"> – Like I said, SSH keys allow you to SSH to your remote machine without having to use your password. So if you are someone who needs to SSH to your server frequently, it can be a pain having to enter your password every so often. Much easier to let your SSH key do the talking for you – if your computer can produce the right key, the server will never ask you for a login password.</text:span></text:p>
      <text:p text:style-name="P7"/>
      <text:p text:style-name="P5"><text:span text:style-name="T18">When you create an SSH key, you are creating two files: a </text:span><text:span text:style-name="T7">private</text:span><text:span text:style-name="T3"> key and a </text:span><text:span text:style-name="T7">public</text:span><text:span text:style-name="T3"> key. The private key is the actual file that is used to authenticate you. The public key contains a string that the server can use to compare with the private key and verify if it's really you trying to login. The private key is the one you do not want to lose.</text:span></text:p>
      <text:p text:style-name="P8"/>
      <text:p text:style-name="P4"><text:span text:style-name="T12">To create an SSH key, run the following command on your </text:span><text:span text:style-name="T6">client</text:span><text:span text:style-name="T2"> machine:</text:span></text:p>
      <text:p text:style-name="P9"/>
      <text:p text:style-name="P10"># ssh-keygen -t rsa</text:p>
      <text:p text:style-name="P7"/>
      <text:p text:style-name="P4"><text:span text:style-name="T12">This will ask you a few questions. First, go ahead and save it in the default location. Second, it's a good idea to enter a passphrase with which to unlock your SSH key. This is intended to provide a good last line of defence: should your SSH key somehow to fall into the wrong hands, they still won't be able to get into your server. (Don't worry, if you set a passphrase here, you can still set it to automatically unlock itself on your own computer via </text:span><text:span text:style-name="T13">ssh-agent</text:span><text:span text:style-name="T12">.)</text:span></text:p>
      <text:p text:style-name="P8"/>
      <text:p text:style-name="P11">After you've created your key and given it a passphrase, run the following command to upload it to your server:</text:p>
      <text:p text:style-name="P11"/>
      <text:p text:style-name="P5"><text:span text:style-name="T14"># ssh-copy-id </text:span><text:a xlink:type="simple" xlink:href="mailto:username@servername"><text:span text:style-name="T15">username@servername</text:span></text:a></text:p>
      <text:p text:style-name="P12"/>
      <text:p text:style-name="P12">This copies your public key to an “authorized keys” list, telling your server that whichever computer SSHes in with your private key in hand can be trusted. The neat thing about this is that you can put your SSH private key on any computer you own (even your Android smartphone) and be able to gain password-less access to your server.</text:p>
      <text:p text:style-name="P12"/>
      <text:p text:style-name="P5"><text:span text:style-name="T9">When you test your SSH connection, your client will automatically use your SSH key. It should only ask you for your passphrase the first time; if not, run the command </text:span><text:span text:style-name="T16">ssh-add</text:span><text:span text:style-name="T9"> and it should be permanently added to your </text:span><text:span text:style-name="T16">ssh-agent</text:span><text:span text:style-name="T9">.</text:span></text:p>
      <text:p text:style-name="P12"/>
      <text:p text:style-name="P12">It should go without saying that it's very important this key be kept secure. I would recommend storing a backup on a USB key that you can hide somewhere in your home with your personal files. And if you store it anywhere else on your computer/server, like in a backups folder, make sure you store it in an encrypted archive (see the chapter on Backups for how to do that).</text:p>
      <text:p text:style-name="P12"/>
      <text:h text:style-name="P18" text:outline-level="4"><text:soft-page-break/>Use Your SSH Key On Other Devices</text:h>
      <text:p text:style-name="P13">If you wish to use your SSH key on...</text:p>
      <text:p text:style-name="P13"/>
      <text:p text:style-name="P6"><text:span text:style-name="T10">...Other Linux machines </text:span><text:span text:style-name="T11">OR </text:span><text:span text:style-name="T10">Mac OS X: Copy ~/.ssh/id_rsa and ~/.ssh/id_rsa.pub to the same folder on your other Linux computer. Run </text:span><text:span text:style-name="T17">ssh-add,</text:span><text:span text:style-name="T20"> then voila.</text:span></text:p>
      <text:p text:style-name="P14"/>
      <text:p text:style-name="P6"><text:span text:style-name="T20">...A Windows computer (hisssssss): Download </text:span><text:a xlink:type="simple" xlink:href="http://www.chiark.greenend.org.uk/~sgtatham/putty/download.html">PuTTY</text:a><text:span text:style-name="T20">. Enter your hostname/IP in the first section, then <text:s/>choose “SSH.” In the menu on the left, choose SSH &gt; Auth. Browse to the location of your private key, click OK and start the session.</text:span></text:p>
      <text:p text:style-name="P14"/>
      <text:p text:style-name="P6"><text:span text:style-name="T20">... an Android phone: Copy your id_rsa file to your phone (in a preferably secure location) via your file transfer method of choice. Download </text:span><text:a xlink:type="simple" xlink:href="https://play.google.com/store/apps/details?id=org.connectbot&amp;hl=en">ConnectBot</text:a><text:span text:style-name="T20"> from the Play Store and install it. Open the app, press Menu and choose “Manage Public Keys.” Press Menu and choose “Import,” then browse to the location of the file and choose it. Note that when you create a new connection, you can hold down the line in the list and choose Edit Server, then explicitly set that you wish to use the key for that connection. This provides the best </text:span><text:span text:style-name="T21">results</text:span></text:p>
      <text:p text:style-name="P11"/>
      <text:h text:style-name="P1" text:outline-level="3">3.7.<text:span text:style-name="T1">3</text:span> - Install VNC</text:h>
      <text:p text:style-name="Text_20_body">VNC is another way to remotely gain access to your computer. Where SSH gets you into the terminal, VNC is a more direct approach. It resembles the "Remote Desktop" application on Windows systems.</text:p>
      <text:p text:style-name="Text_20_body">This protocol is only worthwhile for servers with graphical interfaces, like the full version of Ubuntu. If you are using the Ubuntu Server we have been talking about, you will be better off sticking to SSH.</text:p>
      <text:p text:style-name="Text_20_body">Ubuntu comes with a built-in VNC server called <text:span text:style-name="Source_20_Text">vino</text:span>. It is enabled by default.</text:p>
      <text:p text:style-name="Text_20_body">On your local machine you will need a VNC viewer. Ubuntu has one built-in named <text:span text:style-name="Source_20_Text">vinagre</text:span> that will work nicely for our purposes. If you are using Arch, the <text:span text:style-name="Source_20_Text">tightvnc</text:span> package includes a decent VNC viewer. From the command line, enter the following with your server's IP address:</text:p>
      <text:p text:style-name="Text_20_body"><text:span text:style-name="Source_20_Text"># vinagre 192.168.0.1</text:span> <text:span text:style-name="Source_20_Text"># vncviewer 192.168.0.1</text:span></text:p>
      <text:p text:style-name="P16"><text:span text:style-name="Source_20_Text"><text:span text:style-name="T22">When it comes to securing your VNC connection, the best way to do that is to run VNC over an SSH tunnel and block the VNC port (</text:span></text:span><text:span text:style-name="Source_20_Text"><text:span text:style-name="T23">5900</text:span></text:span><text:span text:style-name="Source_20_Text"><text:span text:style-name="T22">) on your firewall. We will discuss port blocking and SSH tunnelling in the chapter on network security.</text:span></text:span></text:p>
      <text:h text:style-name="Heading_20_3" text:outline-level="3">3.7.<text:span text:style-name="T19">4</text:span> - Further Reading</text:h>
      <text:list xml:id="list4619758261" text:style-name="L1">
        <text:list-item>
          <text:p text:style-name="P20"><text:a xlink:type="simple" xlink:href="https://help.ubuntu.com/12.10/serverguide/openssh-server.html">OpenSSH Server - Ubuntu Server (12.10) Official Documentation</text:a> </text:p>
        </text:list-item>
        <text:list-item>
          <text:p text:style-name="P20"><text:a xlink:type="simple" xlink:href="http://linux.die.net/man/5/sshd_config">ssh_config man page</text:a> </text:p>
        </text:list-item>
        <text:list-item>
          <text:p text:style-name="P19"><text:a xlink:type="simple" xlink:href="https://help.ubuntu.com/community/VNC">VNC - Community Ubuntu Documentation</text:a>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DejaVu Sans1" svg:font-family="'DejaVu 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Fallback" style:font-size-asian="14pt" style:font-weight-asian="bold" style:font-name-complex="DejaVu Sans"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ource_20_Text" style:display-name="Source Text" style:family="text">
      <style:text-properties style:font-name="DejaVu Sans Mono" style:font-name-asian="Droid Sans Fallback1" style:font-name-complex="DejaVu Sans Mono"/>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ob Cook</meta:initial-creator>
    <meta:creation-date>2012-11-12T15:11:26</meta:creation-date>
    <dc:date>2012-11-13T21:00:20</dc:date>
    <dc:creator>Jacob Cook</dc:creator>
    <meta:editing-duration>PT36M33S</meta:editing-duration>
    <meta:editing-cycles>8</meta:editing-cycles>
    <meta:generator>LibreOffice/3.6$Linux_X86_64 LibreOffice_project/360m1$Build-2</meta:generator>
    <meta:document-statistic meta:table-count="0" meta:image-count="0" meta:object-count="0" meta:page-count="3" meta:paragraph-count="48" meta:word-count="1392" meta:character-count="7741" meta:non-whitespace-character-count="6392"/>
  </office:meta>
</office:document-meta>
</file>